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Увод<text:tab/>1</text:p>
          <text:p text:style-name="P1">Техническо ръководство<text:tab/>1</text:p>
          <text:p text:style-name="P1">Инсталация<text:tab/>1</text:p>
          <text:p text:style-name="P2">Php<text:tab/>1</text:p>
          <text:p text:style-name="P2">Git<text:tab/>1</text:p>
          <text:p text:style-name="P2">Ptbfw<text:tab/>2</text:p>
          <text:p text:style-name="P2">Composer<text:tab/>2</text:p>
          <text:p text:style-name="P2">PHPUnit<text:tab/>2</text:p>
        </text:index-body>
      </text:table-of-content>
      <text:h text:style-name="Heading_20_1" text:outline-level="1"/>
      <text:h text:style-name="Heading_20_1" text:outline-level="1">Увод</text:h>
      <text:p text:style-name="Text_20_body">@todo</text:p>
      <text:h text:style-name="Heading_20_1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1">Техническо ръководство<text:tab/>1</text:p>
          <text:p text:style-name="P2">Инсталация<text:tab/>1</text:p>
          <text:p text:style-name="P3">Php<text:tab/>1</text:p>
          <text:p text:style-name="P3">Git<text:tab/>2</text:p>
          <text:p text:style-name="P3">Ptbfw<text:tab/>2</text:p>
          <text:p text:style-name="P3">Composer<text:tab/>2</text:p>
          <text:p text:style-name="P3">PHPUnit<text:tab/>2</text:p>
        </text:index-body>
      </text:table-of-content>
      <text:p text:style-name="Text_20_body"/>
      <text:h text:style-name="Heading_20_2" text:outline-level="2">Инсталация</text:h>
      <text:table-of-content text:style-name="Sect1" text:protected="true" text:name="Table of Contents3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3_Head">
            <text:p text:style-name="Contents_20_Heading">Table of Contents</text:p>
          </text:index-title>
          <text:p text:style-name="P1">Техническо ръководство<text:tab/>1</text:p>
          <text:p text:style-name="P2">Инсталация<text:tab/>1</text:p>
          <text:p text:style-name="P3">Php<text:tab/>1</text:p>
          <text:p text:style-name="P3">Git<text:tab/>2</text:p>
          <text:p text:style-name="P3">Ptbfw<text:tab/>2</text:p>
          <text:p text:style-name="P3">Composer<text:tab/>2</text:p>
          <text:p text:style-name="P3">PHPUnit<text:tab/>3</text:p>
        </text:index-body>
      </text:table-of-content>
      <text:p text:style-name="Text_20_body"/>
      <text:h text:style-name="Heading_20_3" text:outline-level="3"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<text:soft-page-break/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/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p text:style-name="Text_20_body"/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Composer</text:h>
      <text:p text:style-name="Text_20_body"><text:a xlink:type="simple" xlink:href="http://getcomposer.org/">http://getcomposer.org/</text:a> . Изтегляме изпълним файл чрез командата</text:p>
      <text:p text:style-name="code">$ wget http://getcomposer.org/composer.phar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sudo ln -s ~/path_to_composer/composer.phar /bin/composer</text:p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composer install</text:p>
      <text:p text:style-name="Text_20_body">за да следим за обновления по зависимите пакети изпълняваме</text:p>
      <text:p text:style-name="code">composer update</text:p>
      <text:h text:style-name="Heading_20_3" text:outline-level="3"><text:soft-page-break/>PHPUnit</text:h>
      <text:p text:style-name="Text_20_body">Behat използва assert функциите на php unit, по аз не знам как да инсталираме php unit чрез composer, затова ще използваме <text:span text:style-name="T1">pear</text:span></text:p>
      <text:p text:style-name="code"><text:span text:style-name="Source_20_Text"><text:span text:style-name="Strong_20_Emphasis">pear channel-discover pear.phpunit.de</text:span></text:span></text:p>
      <text:p text:style-name="code"><text:span text:style-name="Source_20_Text"><text:span text:style-name="Strong_20_Emphasis">pear channel-discover pear.symfony-project.com</text:span></text:span></text:p>
      <text:p text:style-name="code"><text:span text:style-name="Strong_20_Emphasis">pear install pear.phpunit.de/PHPUnit</text:span></text:p>
      <text:p text:style-name="Horizontal_20_Line"/>
      <text:p text:style-name="Text_20_body">Вече можем да използваме behat чрез изпълнимия файл</text:p>
      <text:p text:style-name="code">$ ptbfw/vendor/behat/behat/bin/beha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list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5-27T22:41:20</dc:date>
    <meta:editing-duration>PT43M17S</meta:editing-duration>
    <meta:editing-cycles>15</meta:editing-cycles>
    <meta:generator>LibreOffice/3.4$Unix LibreOffice_project/340m1$Build-602</meta:generator>
    <meta:document-statistic meta:table-count="0" meta:image-count="0" meta:object-count="0" meta:page-count="3" meta:paragraph-count="65" meta:word-count="313" meta:character-count="2095" meta:non-whitespace-character-count="1846"/>
  </office:meta>
</office:document-meta>
</file>